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#ﾟ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Crewmate
"You want to board? Sorry, but we're carrying
out maintenance on the ship for a little while,
so we can't set sail at the moment..."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4:50+01:00</meta:creation-date>
    <dc:date>2019-11-13T21:0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